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ce1" style:family="table-cell" style:parent-style-name="Default">
      <style:text-properties fo:font-weight="bold" fo:color="#FFFFFF"/>
      <style:table-cell-properties fo:background-color="#662D91"/>
    </style:style>
    <style:style style:name="ce2" style:family="table-cell" style:parent-style-name="Default">
      <style:text-properties fo:font-weight="bold" fo:color="#FFFFFF"/>
      <style:table-cell-properties fo:background-color="#662D91"/>
    </style:style>
    <style:style style:name="ce3" style:family="table-cell" style:parent-style-name="Default">
      <style:text-properties fo:font-weight="bold" fo:color="#FFFFFF"/>
      <style:table-cell-properties fo:background-color="#662D91"/>
    </style:style>
    <style:style style:name="ce4" style:family="table-cell" style:parent-style-name="Default">
      <style:text-properties fo:font-weight="bold" fo:color="#FFFFFF"/>
      <style:table-cell-properties fo:background-color="#662D91"/>
    </style:style>
    <style:style style:name="ce5" style:family="table-cell" style:parent-style-name="Default">
      <style:text-properties fo:font-weight="bold" fo:color="#FFFFFF"/>
      <style:table-cell-properties fo:background-color="#662D91"/>
    </style:style>
    <style:style style:name="ce6" style:family="table-cell" style:parent-style-name="Default">
      <style:text-properties fo:font-weight="bold" fo:color="#FFFFFF"/>
      <style:table-cell-properties fo:background-color="#662D91"/>
    </style:style>
    <style:style style:name="ce7" style:family="table-cell" style:parent-style-name="Default">
      <style:text-properties fo:font-weight="bold" fo:color="#FFFFFF"/>
      <style:table-cell-properties fo:background-color="#662D91"/>
    </style:style>
    <style:style style:name="ce8" style:family="table-cell" style:parent-style-name="Default">
      <style:text-properties fo:font-weight="bold" fo:color="#FFFFFF"/>
      <style:table-cell-properties fo:background-color="#662D91"/>
    </style:style>
    <style:style style:name="ce9" style:family="table-cell" style:parent-style-name="Default">
      <style:text-properties fo:font-weight="bold" fo:color="#FFFFFF"/>
      <style:table-cell-properties fo:background-color="#662D91"/>
    </style:style>
    <style:style style:name="ce10" style:family="table-cell" style:parent-style-name="Default">
      <style:text-properties fo:font-weight="bold" fo:color="#FFFFFF"/>
      <style:table-cell-properties fo:background-color="#662D91"/>
    </style:style>
    <style:style style:name="ce11" style:family="table-cell" style:parent-style-name="Default">
      <style:text-properties fo:font-weight="bold" fo:color="#FFFFFF"/>
      <style:table-cell-properties fo:background-color="#662D91"/>
    </style:style>
    <style:style style:name="ce12" style:family="table-cell" style:parent-style-name="Default">
      <style:text-properties fo:font-weight="bold" fo:color="#FFFFFF"/>
      <style:table-cell-properties fo:background-color="#662D91"/>
    </style:style>
    <style:style style:name="ce13" style:family="table-cell" style:parent-style-name="Default">
      <style:text-properties fo:font-weight="bold" fo:color="#FFFFFF"/>
      <style:table-cell-properties fo:background-color="#662D91"/>
    </style:style>
    <style:style style:name="ce14" style:family="table-cell" style:parent-style-name="Default">
      <style:text-properties fo:font-weight="bold" fo:color="#FFFFFF"/>
      <style:table-cell-properties fo:background-color="#662D91"/>
    </style:style>
    <style:style style:name="ce15" style:family="table-cell" style:parent-style-name="Default">
      <style:text-properties fo:font-weight="bold" fo:color="#FFFFFF"/>
      <style:table-cell-properties fo:background-color="#662D91"/>
    </style:style>
    <style:style style:name="ce16" style:family="table-cell" style:parent-style-name="Default">
      <style:text-properties fo:font-weight="bold" fo:color="#FFFFFF"/>
      <style:table-cell-properties fo:background-color="#662D91"/>
    </style:style>
  </office:automatic-styles>
  <office:body>
    <office:spreadsheet>
      <table:table table:name="As a network user">
        <table:table-row>
          <table:table-cell office:value-type="string" calcext:value-type="string" table:style-name="ce1">
            <text:p>As a network user</text:p>
          </table:table-cell>
          <table:table-cell office:value-type="string" calcext:value-type="string" table:style-name="ce2">
            <text:p>Description</text:p>
          </table:table-cell>
          <table:table-cell office:value-type="string" calcext:value-type="string" table:style-name="ce3">
            <text:p>Version</text:p>
          </table:table-cell>
          <table:table-cell office:value-type="string" calcext:value-type="string" table:style-name="ce4">
            <text:p>ID</text:p>
          </table:table-cell>
        </table:table-row>
        <table:table-row>
          <table:table-cell office:value-type="string" calcext:value-type="string">
            <text:p>have a stable networ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1.0 - Minimum Viable Product</text:p>
          </table:table-cell>
          <table:table-cell office:value-type="float" calcext:value-type="float" office:value="4660">
            <text:p>4660.0</text:p>
          </table:table-cell>
        </table:table-row>
        <table:table-row>
          <table:table-cell office:value-type="string" calcext:value-type="string">
            <text:p>use the network without bothered by DHCP reconfiguratio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Network improvements</text:p>
          </table:table-cell>
          <table:table-cell office:value-type="float" calcext:value-type="float" office:value="4579">
            <text:p>4579.0</text:p>
          </table:table-cell>
        </table:table-row>
        <table:table-row>
          <table:table-cell office:value-type="string" calcext:value-type="string">
            <text:p>send my emails via the right  ISP's SMT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Network improvements</text:p>
          </table:table-cell>
          <table:table-cell office:value-type="float" calcext:value-type="float" office:value="4577">
            <text:p>4577.0</text:p>
          </table:table-cell>
        </table:table-row>
        <table:table-row>
          <table:table-cell office:value-type="string" calcext:value-type="string">
            <text:p>prevent accesses to the WebGUI from the WAN side (by default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WebGUI improvements</text:p>
          </table:table-cell>
          <table:table-cell office:value-type="float" calcext:value-type="float" office:value="4549">
            <text:p>4549.0</text:p>
          </table:table-cell>
        </table:table-row>
        <table:table-row>
          <table:table-cell office:value-type="string" calcext:value-type="string">
            <text:p>keep a good voice quality when using VoIP devic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Network improvements</text:p>
          </table:table-cell>
          <table:table-cell office:value-type="float" calcext:value-type="float" office:value="4548">
            <text:p>4548.0</text:p>
          </table:table-cell>
        </table:table-row>
        <table:table-row>
          <table:table-cell office:value-type="string" calcext:value-type="string">
            <text:p>authenticate myself on the Web GU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1.0 - Minimum Viable Product</text:p>
          </table:table-cell>
          <table:table-cell office:value-type="float" calcext:value-type="float" office:value="4527">
            <text:p>4527.0</text:p>
          </table:table-cell>
        </table:table-row>
        <table:table-row>
          <table:table-cell office:value-type="string" calcext:value-type="string">
            <text:p>access to the WebGU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1 - Base balancing</text:p>
          </table:table-cell>
          <table:table-cell office:value-type="float" calcext:value-type="float" office:value="4526">
            <text:p>4526.0</text:p>
          </table:table-cell>
        </table:table-row>
        <table:table-row>
          <table:table-cell office:value-type="string" calcext:value-type="string">
            <text:p>keep HTTP sessions working when connections are balanced on many WAN link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1 - Base balancing</text:p>
          </table:table-cell>
          <table:table-cell office:value-type="float" calcext:value-type="float" office:value="4523">
            <text:p>4523.0</text:p>
          </table:table-cell>
        </table:table-row>
        <table:table-row>
          <table:table-cell office:value-type="string" calcext:value-type="string">
            <text:p>be able to use my VoIP devic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Network improvements</text:p>
          </table:table-cell>
          <table:table-cell office:value-type="float" calcext:value-type="float" office:value="4518">
            <text:p>4518.0</text:p>
          </table:table-cell>
        </table:table-row>
        <table:table-row>
          <table:table-cell office:value-type="string" calcext:value-type="string">
            <text:p>get the best network resilie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2 - Performance &amp; Resilience</text:p>
          </table:table-cell>
          <table:table-cell office:value-type="float" calcext:value-type="float" office:value="4509">
            <text:p>4509.0</text:p>
          </table:table-cell>
        </table:table-row>
        <table:table-row>
          <table:table-cell office:value-type="string" calcext:value-type="string">
            <text:p>get the best network spee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2 - Performance &amp; Resilience</text:p>
          </table:table-cell>
          <table:table-cell office:value-type="float" calcext:value-type="float" office:value="4508">
            <text:p>4508.0</text:p>
          </table:table-cell>
        </table:table-row>
      </table:table>
      <table:table table:name="As a constructor">
        <table:table-row>
          <table:table-cell office:value-type="string" calcext:value-type="string" table:style-name="ce5">
            <text:p>As a constructor</text:p>
          </table:table-cell>
          <table:table-cell office:value-type="string" calcext:value-type="string" table:style-name="ce6">
            <text:p>Description</text:p>
          </table:table-cell>
          <table:table-cell office:value-type="string" calcext:value-type="string" table:style-name="ce7">
            <text:p>Version</text:p>
          </table:table-cell>
          <table:table-cell office:value-type="string" calcext:value-type="string" table:style-name="ce8">
            <text:p>ID</text:p>
          </table:table-cell>
        </table:table-row>
        <table:table-row>
          <table:table-cell office:value-type="string" calcext:value-type="string">
            <text:p>limit logging &amp; verbosity on released devic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Production process</text:p>
          </table:table-cell>
          <table:table-cell office:value-type="float" calcext:value-type="float" office:value="4653">
            <text:p>4653.0</text:p>
          </table:table-cell>
        </table:table-row>
        <table:table-row>
          <table:table-cell office:value-type="string" calcext:value-type="string">
            <text:p>simulate different network qualiti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2 - Performance &amp; Resilience</text:p>
          </table:table-cell>
          <table:table-cell office:value-type="float" calcext:value-type="float" office:value="4607">
            <text:p>4607.0</text:p>
          </table:table-cell>
        </table:table-row>
        <table:table-row>
          <table:table-cell office:value-type="string" calcext:value-type="string">
            <text:p>detect product regressions ASA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2 - Performance &amp; Resilience</text:p>
          </table:table-cell>
          <table:table-cell office:value-type="float" calcext:value-type="float" office:value="4582">
            <text:p>4582.0</text:p>
          </table:table-cell>
        </table:table-row>
        <table:table-row>
          <table:table-cell office:value-type="string" calcext:value-type="string">
            <text:p>see the product name/branding on the webgu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WebGUI improvements</text:p>
          </table:table-cell>
          <table:table-cell office:value-type="float" calcext:value-type="float" office:value="4555">
            <text:p>4555.0</text:p>
          </table:table-cell>
        </table:table-row>
        <table:table-row>
          <table:table-cell office:value-type="string" calcext:value-type="string">
            <text:p>measure network speed &amp; latenc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2 - Performance &amp; Resilience</text:p>
          </table:table-cell>
          <table:table-cell office:value-type="float" calcext:value-type="float" office:value="4544">
            <text:p>4544.0</text:p>
          </table:table-cell>
        </table:table-row>
        <table:table-row>
          <table:table-cell office:value-type="string" calcext:value-type="string">
            <text:p>estimate of VoIP implementation difficult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calcext:value-type="float" office:value="4539">
            <text:p>4539.0</text:p>
          </table:table-cell>
        </table:table-row>
        <table:table-row>
          <table:table-cell office:value-type="string" calcext:value-type="string">
            <text:p>overview event dispatching configuration between system compon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2 - Performance &amp; Resilience</text:p>
          </table:table-cell>
          <table:table-cell office:value-type="float" calcext:value-type="float" office:value="4538">
            <text:p>4538.0</text:p>
          </table:table-cell>
        </table:table-row>
        <table:table-row>
          <table:table-cell office:value-type="string" calcext:value-type="string">
            <text:p>be independant from github/whatever service failures to build imag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Production process</text:p>
          </table:table-cell>
          <table:table-cell office:value-type="float" calcext:value-type="float" office:value="4537">
            <text:p>4537.0</text:p>
          </table:table-cell>
        </table:table-row>
        <table:table-row>
          <table:table-cell office:value-type="string" calcext:value-type="string">
            <text:p>be able distinguish the role of device's network interfaces 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User experience improvements</text:p>
          </table:table-cell>
          <table:table-cell office:value-type="float" calcext:value-type="float" office:value="4524">
            <text:p>4524.0</text:p>
          </table:table-cell>
        </table:table-row>
        <table:table-row>
          <table:table-cell office:value-type="string" calcext:value-type="string">
            <text:p>know what happens on the device under a heavy network loa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User experience improvements</text:p>
          </table:table-cell>
          <table:table-cell office:value-type="float" calcext:value-type="float" office:value="4520">
            <text:p>4520.0</text:p>
          </table:table-cell>
        </table:table-row>
        <table:table-row>
          <table:table-cell office:value-type="string" calcext:value-type="string">
            <text:p>measure balancing between WAN link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2 - Performance &amp; Resilience</text:p>
          </table:table-cell>
          <table:table-cell office:value-type="float" calcext:value-type="float" office:value="4514">
            <text:p>4514.0</text:p>
          </table:table-cell>
        </table:table-row>
        <table:table-row>
          <table:table-cell office:value-type="string" calcext:value-type="string">
            <text:p>build flashable disk imag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Production process</text:p>
          </table:table-cell>
          <table:table-cell office:value-type="float" calcext:value-type="float" office:value="4485">
            <text:p>4485.0</text:p>
          </table:table-cell>
        </table:table-row>
        <table:table-row>
          <table:table-cell office:value-type="string" calcext:value-type="string">
            <text:p>flash devices via networ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Production process</text:p>
          </table:table-cell>
          <table:table-cell office:value-type="float" calcext:value-type="float" office:value="4483">
            <text:p>4483.0</text:p>
          </table:table-cell>
        </table:table-row>
      </table:table>
      <table:table table:name="As an administrator">
        <table:table-row>
          <table:table-cell office:value-type="string" calcext:value-type="string" table:style-name="ce9">
            <text:p>As an administrator</text:p>
          </table:table-cell>
          <table:table-cell office:value-type="string" calcext:value-type="string" table:style-name="ce10">
            <text:p>Description</text:p>
          </table:table-cell>
          <table:table-cell office:value-type="string" calcext:value-type="string" table:style-name="ce11">
            <text:p>Version</text:p>
          </table:table-cell>
          <table:table-cell office:value-type="string" calcext:value-type="string" table:style-name="ce12">
            <text:p>ID</text:p>
          </table:table-cell>
        </table:table-row>
        <table:table-row>
          <table:table-cell office:value-type="string" calcext:value-type="string">
            <text:p>set a static IP for a given peripheral on the L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calcext:value-type="float" office:value="4651">
            <text:p>4651.0</text:p>
          </table:table-cell>
        </table:table-row>
        <table:table-row>
          <table:table-cell office:value-type="string" calcext:value-type="string">
            <text:p>set a static IP for a  given MACADD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calcext:value-type="float" office:value="4650">
            <text:p>4650.0</text:p>
          </table:table-cell>
        </table:table-row>
        <table:table-row>
          <table:table-cell office:value-type="string" calcext:value-type="string">
            <text:p>see the list of connected devices on L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WebGUI improvements</text:p>
          </table:table-cell>
          <table:table-cell office:value-type="float" calcext:value-type="float" office:value="4647">
            <text:p>4647.0</text:p>
          </table:table-cell>
        </table:table-row>
        <table:table-row>
          <table:table-cell office:value-type="string" calcext:value-type="string">
            <text:p>be notified for product updat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Update support</text:p>
          </table:table-cell>
          <table:table-cell office:value-type="float" calcext:value-type="float" office:value="4643">
            <text:p>4643.0</text:p>
          </table:table-cell>
        </table:table-row>
        <table:table-row>
          <table:table-cell office:value-type="string" calcext:value-type="string">
            <text:p>be prevented from breaking my network configur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WebGUI improvements</text:p>
          </table:table-cell>
          <table:table-cell office:value-type="float" calcext:value-type="float" office:value="4641">
            <text:p>4641.0</text:p>
          </table:table-cell>
        </table:table-row>
        <table:table-row>
          <table:table-cell office:value-type="string" calcext:value-type="string">
            <text:p>see WAN state information on the dashboar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WebGUI improvements</text:p>
          </table:table-cell>
          <table:table-cell office:value-type="float" calcext:value-type="float" office:value="4639">
            <text:p>4639.0</text:p>
          </table:table-cell>
        </table:table-row>
        <table:table-row>
          <table:table-cell office:value-type="string" calcext:value-type="string">
            <text:p>read a usage documentation of the produ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1.0 - Minimum Viable Product</text:p>
          </table:table-cell>
          <table:table-cell office:value-type="float" calcext:value-type="float" office:value="4638">
            <text:p>4638.0</text:p>
          </table:table-cell>
        </table:table-row>
        <table:table-row>
          <table:table-cell office:value-type="string" calcext:value-type="string">
            <text:p>be notified by the device when a WAN is fault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User experience improvements</text:p>
          </table:table-cell>
          <table:table-cell office:value-type="float" calcext:value-type="float" office:value="4619">
            <text:p>4619.0</text:p>
          </table:table-cell>
        </table:table-row>
        <table:table-row>
          <table:table-cell office:value-type="string" calcext:value-type="string">
            <text:p>register my notification settings in the WebGU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User experience improvements</text:p>
          </table:table-cell>
          <table:table-cell office:value-type="float" calcext:value-type="float" office:value="4618">
            <text:p>4618.0</text:p>
          </table:table-cell>
        </table:table-row>
        <table:table-row>
          <table:table-cell office:value-type="string" calcext:value-type="string">
            <text:p>access the webgui via http://mon.catone.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WebGUI improvements</text:p>
          </table:table-cell>
          <table:table-cell office:value-type="float" calcext:value-type="float" office:value="4617">
            <text:p>4617.0</text:p>
          </table:table-cell>
        </table:table-row>
        <table:table-row>
          <table:table-cell office:value-type="string" calcext:value-type="string">
            <text:p>confirm detected WAN name/properties in the webGui.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calcext:value-type="float" office:value="4616">
            <text:p>4616.0</text:p>
          </table:table-cell>
        </table:table-row>
        <table:table-row>
          <table:table-cell office:value-type="string" calcext:value-type="string">
            <text:p>update to latest product firmw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Update support</text:p>
          </table:table-cell>
          <table:table-cell office:value-type="float" calcext:value-type="float" office:value="4585">
            <text:p>4585.0</text:p>
          </table:table-cell>
        </table:table-row>
        <table:table-row>
          <table:table-cell office:value-type="string" calcext:value-type="string">
            <text:p>redirect externals ports to my local computers (for specific apps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User experience improvements</text:p>
          </table:table-cell>
          <table:table-cell office:value-type="float" calcext:value-type="float" office:value="4573">
            <text:p>4573.0</text:p>
          </table:table-cell>
        </table:table-row>
        <table:table-row>
          <table:table-cell office:value-type="string" calcext:value-type="string">
            <text:p>have a device who is polite with DHCP cli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Network improvements</text:p>
          </table:table-cell>
          <table:table-cell office:value-type="float" calcext:value-type="float" office:value="4571">
            <text:p>4571.0</text:p>
          </table:table-cell>
        </table:table-row>
        <table:table-row>
          <table:table-cell office:value-type="string" calcext:value-type="string">
            <text:p>access the device by typing its name in my brows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User experience improvements</text:p>
          </table:table-cell>
          <table:table-cell office:value-type="float" calcext:value-type="float" office:value="4570">
            <text:p>4570.0</text:p>
          </table:table-cell>
        </table:table-row>
        <table:table-row>
          <table:table-cell office:value-type="string" calcext:value-type="string">
            <text:p>see the device in my "Network neighborhood" (Windows/MacOSX/etc.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User experience improvements</text:p>
          </table:table-cell>
          <table:table-cell office:value-type="float" calcext:value-type="float" office:value="4567">
            <text:p>4567.0</text:p>
          </table:table-cell>
        </table:table-row>
        <table:table-row>
          <table:table-cell office:value-type="string" calcext:value-type="string">
            <text:p>export logs to a log serv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2 - Performance &amp; Resilience</text:p>
          </table:table-cell>
          <table:table-cell office:value-type="float" calcext:value-type="float" office:value="4566">
            <text:p>4566.0</text:p>
          </table:table-cell>
        </table:table-row>
        <table:table-row>
          <table:table-cell office:value-type="string" calcext:value-type="string">
            <text:p>integrate the device in my SNMP administration toolcha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Network improvements</text:p>
          </table:table-cell>
          <table:table-cell office:value-type="float" calcext:value-type="float" office:value="4565">
            <text:p>4565.0</text:p>
          </table:table-cell>
        </table:table-row>
        <table:table-row>
          <table:table-cell office:value-type="string" calcext:value-type="string">
            <text:p>use the device with IPv6 network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Network improvements</text:p>
          </table:table-cell>
          <table:table-cell office:value-type="float" calcext:value-type="float" office:value="4564">
            <text:p>4564.0</text:p>
          </table:table-cell>
        </table:table-row>
        <table:table-row>
          <table:table-cell office:value-type="string" calcext:value-type="string">
            <text:p>be prevented from making config mistakes while using the WebGU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WebGUI improvements</text:p>
          </table:table-cell>
          <table:table-cell office:value-type="float" calcext:value-type="float" office:value="4562">
            <text:p>4562.0</text:p>
          </table:table-cell>
        </table:table-row>
        <table:table-row>
          <table:table-cell office:value-type="string" calcext:value-type="string">
            <text:p>access the WebGUI on my smartphone/table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WebGUI improvements</text:p>
          </table:table-cell>
          <table:table-cell office:value-type="float" calcext:value-type="float" office:value="4559">
            <text:p>4559.0</text:p>
          </table:table-cell>
        </table:table-row>
        <table:table-row>
          <table:table-cell office:value-type="string" calcext:value-type="string">
            <text:p>access and understand the configuration interface easil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WebGUI improvements</text:p>
          </table:table-cell>
          <table:table-cell office:value-type="float" calcext:value-type="float" office:value="4551">
            <text:p>4551.0</text:p>
          </table:table-cell>
        </table:table-row>
        <table:table-row>
          <table:table-cell office:value-type="string" calcext:value-type="string">
            <text:p>read the interface in my mother tongue (i18n support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WebGUI improvements</text:p>
          </table:table-cell>
          <table:table-cell office:value-type="float" calcext:value-type="float" office:value="4550">
            <text:p>4550.0</text:p>
          </table:table-cell>
        </table:table-row>
        <table:table-row>
          <table:table-cell office:value-type="string" calcext:value-type="string">
            <text:p>change the WebGUI authentication passwor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1.0 - Minimum Viable Product</text:p>
          </table:table-cell>
          <table:table-cell office:value-type="float" calcext:value-type="float" office:value="4547">
            <text:p>4547.0</text:p>
          </table:table-cell>
        </table:table-row>
        <table:table-row>
          <table:table-cell office:value-type="string" calcext:value-type="string">
            <text:p>RESET my device to factory defaults via the front but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1.0 - Minimum Viable Product</text:p>
          </table:table-cell>
          <table:table-cell office:value-type="float" calcext:value-type="float" office:value="4543">
            <text:p>4543.0</text:p>
          </table:table-cell>
        </table:table-row>
        <table:table-row>
          <table:table-cell office:value-type="string" calcext:value-type="string">
            <text:p>read the LEDs to known when the DEVICE is STARTED and when NETWORK is O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WebGUI improvements</text:p>
          </table:table-cell>
          <table:table-cell office:value-type="float" calcext:value-type="float" office:value="4542">
            <text:p>4542.0</text:p>
          </table:table-cell>
        </table:table-row>
        <table:table-row>
          <table:table-cell office:value-type="string" calcext:value-type="string">
            <text:p>ear a difference between the DEVICE_STARTED sound and the NETWORK_OK sou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User experience improvements</text:p>
          </table:table-cell>
          <table:table-cell office:value-type="float" calcext:value-type="float" office:value="4541">
            <text:p>4541.0</text:p>
          </table:table-cell>
        </table:table-row>
        <table:table-row>
          <table:table-cell office:value-type="string" calcext:value-type="string">
            <text:p>plug my WAN/LAN cables on any ethernet por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User experience improvements</text:p>
          </table:table-cell>
          <table:table-cell office:value-type="float" calcext:value-type="float" office:value="4540">
            <text:p>4540.0</text:p>
          </table:table-cell>
        </table:table-row>
        <table:table-row>
          <table:table-cell office:value-type="string" calcext:value-type="string">
            <text:p>set up automatically the DMZ on WAN mode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User experience improvements</text:p>
          </table:table-cell>
          <table:table-cell office:value-type="float" calcext:value-type="float" office:value="4516">
            <text:p>4516.0</text:p>
          </table:table-cell>
        </table:table-row>
        <table:table-row>
          <table:table-cell office:value-type="string" calcext:value-type="string">
            <text:p>RESET my device to factory defaults via the WebGU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WebGUI improvements</text:p>
          </table:table-cell>
          <table:table-cell office:value-type="float" calcext:value-type="float" office:value="4511">
            <text:p>4511.0</text:p>
          </table:table-cell>
        </table:table-row>
        <table:table-row>
          <table:table-cell office:value-type="string" calcext:value-type="string">
            <text:p>known when the device is read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1 - Base balancing</text:p>
          </table:table-cell>
          <table:table-cell office:value-type="float" calcext:value-type="float" office:value="4503">
            <text:p>4503.0</text:p>
          </table:table-cell>
        </table:table-row>
        <table:table-row>
          <table:table-cell office:value-type="string" calcext:value-type="string">
            <text:p>link the device to a LAN device after device startu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1 - Base balancing</text:p>
          </table:table-cell>
          <table:table-cell office:value-type="float" calcext:value-type="float" office:value="4502">
            <text:p>4502.0</text:p>
          </table:table-cell>
        </table:table-row>
        <table:table-row>
          <table:table-cell office:value-type="string" calcext:value-type="string">
            <text:p>link the device to a LAN device before device startu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1 - Base balancing</text:p>
          </table:table-cell>
          <table:table-cell office:value-type="float" calcext:value-type="float" office:value="4501">
            <text:p>4501.0</text:p>
          </table:table-cell>
        </table:table-row>
        <table:table-row>
          <table:table-cell office:value-type="string" calcext:value-type="string">
            <text:p>link the device to a WAN modem after device startu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1 - Base balancing</text:p>
          </table:table-cell>
          <table:table-cell office:value-type="float" calcext:value-type="float" office:value="4500">
            <text:p>4500.0</text:p>
          </table:table-cell>
        </table:table-row>
        <table:table-row>
          <table:table-cell office:value-type="string" calcext:value-type="string">
            <text:p>link the device to a WAN modem before device startu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1 - Base balancing</text:p>
          </table:table-cell>
          <table:table-cell office:value-type="float" calcext:value-type="float" office:value="4499">
            <text:p>4499.0</text:p>
          </table:table-cell>
        </table:table-row>
        <table:table-row>
          <table:table-cell office:value-type="string" calcext:value-type="string">
            <text:p>known when the device is plugged on the power li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1 - Base balancing</text:p>
          </table:table-cell>
          <table:table-cell office:value-type="float" calcext:value-type="float" office:value="4498">
            <text:p>4498.0</text:p>
          </table:table-cell>
        </table:table-row>
        <table:table-row>
          <table:table-cell office:value-type="string" calcext:value-type="string">
            <text:p>configure a DMZ to a LAN devi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1 - Base balancing</text:p>
          </table:table-cell>
          <table:table-cell office:value-type="float" calcext:value-type="float" office:value="4491">
            <text:p>4491.0</text:p>
          </table:table-cell>
        </table:table-row>
        <table:table-row>
          <table:table-cell office:value-type="string" calcext:value-type="string">
            <text:p>configure local network setting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1 - Base balancing</text:p>
          </table:table-cell>
          <table:table-cell office:value-type="float" calcext:value-type="float" office:value="4490">
            <text:p>4490.0</text:p>
          </table:table-cell>
        </table:table-row>
        <table:table-row>
          <table:table-cell office:value-type="string" calcext:value-type="string">
            <text:p>use the device less than 1 minute after power-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User experience improvements</text:p>
          </table:table-cell>
          <table:table-cell office:value-type="float" calcext:value-type="float" office:value="4482">
            <text:p>4482.0</text:p>
          </table:table-cell>
        </table:table-row>
      </table:table>
      <table:table table:name="As the device">
        <table:table-row>
          <table:table-cell office:value-type="string" calcext:value-type="string" table:style-name="ce13">
            <text:p>As the device</text:p>
          </table:table-cell>
          <table:table-cell office:value-type="string" calcext:value-type="string" table:style-name="ce14">
            <text:p>Description</text:p>
          </table:table-cell>
          <table:table-cell office:value-type="string" calcext:value-type="string" table:style-name="ce15">
            <text:p>Version</text:p>
          </table:table-cell>
          <table:table-cell office:value-type="string" calcext:value-type="string" table:style-name="ce16">
            <text:p>ID</text:p>
          </table:table-cell>
        </table:table-row>
        <table:table-row>
          <table:table-cell office:value-type="string" calcext:value-type="string">
            <text:p>handle more than two WAN link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New Hardware support</text:p>
          </table:table-cell>
          <table:table-cell office:value-type="float" calcext:value-type="float" office:value="4637">
            <text:p>4637.0</text:p>
          </table:table-cell>
        </table:table-row>
        <table:table-row>
          <table:table-cell office:value-type="string" calcext:value-type="string">
            <text:p>detect WAN line properties (operator, capabilities, etc.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calcext:value-type="float" office:value="4613">
            <text:p>4613.0</text:p>
          </table:table-cell>
        </table:table-row>
        <table:table-row>
          <table:table-cell office:value-type="string" calcext:value-type="string">
            <text:p>keep low the bandwidth used by my internal measur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2 - Performance &amp; Resilience</text:p>
          </table:table-cell>
          <table:table-cell office:value-type="float" calcext:value-type="float" office:value="4606">
            <text:p>4606.0</text:p>
          </table:table-cell>
        </table:table-row>
        <table:table-row>
          <table:table-cell office:value-type="string" calcext:value-type="string">
            <text:p>balance between WAN links (with iptable/ip route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0.1 - Base balancing</text:p>
          </table:table-cell>
          <table:table-cell office:value-type="float" calcext:value-type="float" office:value="4486">
            <text:p>4486.0</text:p>
          </table:table-cell>
        </table:table-row>
        <table:table-row>
          <table:table-cell office:value-type="string" calcext:value-type="string">
            <text:p>detect cable plug/unplug and link up/dow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99 - User experience improvements</text:p>
          </table:table-cell>
          <table:table-cell office:value-type="float" calcext:value-type="float" office:value="4484">
            <text:p>4484.0</text:p>
          </table:table-cell>
        </table:table-row>
      </table:table>
    </office:spreadsheet>
  </office:body>
</office:document-content>
</file>